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" svg:font-family="Courier"/>
    <style:font-face style:name="Helvetica Neue" svg:font-family="'Helvetica Neue', Helvetica, Arial, sans-serif"/>
    <style:font-face style:name="Lohit Devanagari1" svg:font-family="'Lohit Devanagari'"/>
    <style:font-face style:name="Ubuntu" svg:font-family="Ubuntu, 'dejavu sans mono', monaco, 'lucida console', 'courier new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Liberation Serif" fo:font-weight="normal" style:font-weight-asian="normal" style:font-weight-complex="normal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color="#000000" style:font-name="Liberation Serif" fo:font-weight="normal" officeooo:paragraph-rsid="001ce067" style:font-weight-asian="normal" style:font-weight-complex="normal"/>
    </style:style>
    <style:style style:name="P3" style:family="paragraph" style:parent-style-name="Heading_20_1">
      <style:text-properties fo:font-variant="normal" fo:text-transform="none" fo:color="#000000" style:font-name="Liberation Serif" fo:font-size="12pt" fo:letter-spacing="normal" fo:font-style="normal" fo:font-weight="normal" style:font-weight-asian="normal" style:font-weight-complex="normal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</style:style>
    <style:style style:name="P5" style:family="paragraph" style:parent-style-name="Text_20_body" style:list-style-name="L1">
      <style:paragraph-properties fo:margin-left="0cm" fo:margin-right="0.132cm" fo:margin-top="0.132cm" fo:margin-bottom="0.132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style:font-weight-asian="normal" style:font-weight-complex="normal"/>
    </style:style>
    <style:style style:name="P6" style:family="paragraph" style:parent-style-name="Text_20_body" style:list-style-name="L2">
      <style:paragraph-properties fo:margin-left="0cm" fo:margin-right="0.132cm" fo:margin-top="0.132cm" fo:margin-bottom="0.132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style:font-weight-asian="normal" style:font-weight-complex="normal"/>
    </style:style>
    <style:style style:name="P7" style:family="paragraph" style:parent-style-name="Text_20_body" style:list-style-name="L3">
      <style:paragraph-properties fo:margin-left="0cm" fo:margin-right="0.132cm" fo:margin-top="0.132cm" fo:margin-bottom="0.132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style:font-weight-asian="normal" style:font-weight-complex="normal"/>
    </style:style>
    <style:style style:name="P8" style:family="paragraph" style:parent-style-name="Text_20_body" style:list-style-name="L4">
      <style:paragraph-properties fo:margin-left="0cm" fo:margin-right="0.132cm" fo:margin-top="0.132cm" fo:margin-bottom="0.132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style:font-weight-asian="normal" style:font-weight-complex="normal"/>
    </style:style>
    <style:style style:name="P9" style:family="paragraph" style:parent-style-name="Text_20_body" style:list-style-name="L5">
      <style:paragraph-properties fo:margin-left="0cm" fo:margin-right="0.132cm" fo:margin-top="0.132cm" fo:margin-bottom="0.132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style:font-weight-asian="normal" style:font-weight-complex="normal"/>
    </style:style>
    <style:style style:name="T1" style:family="text">
      <style:text-properties fo:font-variant="normal" fo:text-transform="none" fo:font-size="12pt" fo:letter-spacing="normal" fo:font-style="normal"/>
    </style:style>
    <style:style style:name="T2" style:family="text">
      <style:text-properties fo:font-variant="normal" fo:text-transform="none" fo:color="#2c001e" style:font-name="Ubuntu" fo:font-size="10pt" fo:letter-spacing="normal" fo:font-style="normal" fo:font-weight="normal"/>
    </style:style>
    <style:style style:name="T3" style:family="text">
      <style:text-properties fo:font-variant="normal" fo:text-transform="none" fo:color="#2c001e" fo:letter-spacing="normal"/>
    </style:style>
    <style:style style:name="T4" style:family="text">
      <style:text-properties officeooo:rsid="001ce067"/>
    </style:style>
    <text:list-style style:name="L1">
      <text:list-level-style-bullet text:level="1" text:style-name="Bullet_20_Symbols" style:num-suffix="." text:bullet-char="•">
        <style:list-level-properties text:space-before="0.132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132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132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132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132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GUIA DE COMANDOS</text:h>
      <text:p text:style-name="P2"><text:span text:style-name="T1">Sintaxe para executar o vi:</text:span><text:line-break/></text:p>
      <text:p text:style-name="P2"><text:span text:style-name="T4">=&gt; vi nome_do_arquivo</text:span><text:line-break/><text:line-break/><text:span text:style-name="T1">Uma vez carregado, poderão ser executados os seguintes comandos dentro do vi.</text:span><text:line-break/><text:line-break/><text:span text:style-name="T1">Comandos básicos:</text:span></text:p>
      <text:list xml:id="list6143323224406560149" text:style-name="L1">
        <text:list-header>
          <text:p text:style-name="P5">:wq - Salva o arquivo e sai do editor</text:p>
          <text:p text:style-name="P5">:w nome_do_arquivo - Salva o arquivo corrente com o nome especificado</text:p>
          <text:p text:style-name="P5">:w! nome_do_arquivo - Salva o arquivo corrente no arquivo especificado</text:p>
          <text:p text:style-name="P5">:q - Sai do editor</text:p>
          <text:p text:style-name="P5">:q! - Sai do editor sem salvar as alterações realizadas</text:p>
        </text:list-header>
      </text:list>
      <text:p text:style-name="P1"><text:line-break/><text:span text:style-name="T1">Comandos de inserção:</text:span></text:p>
      <text:list xml:id="list6470933028960000564" text:style-name="L2">
        <text:list-header>
          <text:p text:style-name="P6">i - Insere texto antes do cursor</text:p>
          <text:p text:style-name="P6">a - Insere texto depois do cursor</text:p>
          <text:p text:style-name="P6">r - Insere texto no início da linha onde se encontra o cursor</text:p>
          <text:p text:style-name="P6">A - Insere texto no final da linha onde se encontra o cursor</text:p>
          <text:p text:style-name="P6">o - Adiciona linha abaixo da linha atual</text:p>
          <text:p text:style-name="P6">O - Adiciona linha acima da linha atual</text:p>
        </text:list-header>
      </text:list>
      <text:p text:style-name="P1"><text:line-break/><text:span text:style-name="T1">Comandos de movimentação:</text:span></text:p>
      <text:list xml:id="list6147911907530568336" text:style-name="L3">
        <text:list-header>
          <text:p text:style-name="P7">Ctrl+f - Move o cursor para a próxima tela</text:p>
          <text:p text:style-name="P7">Ctrl+b - Move o cursor para a tela anterior</text:p>
          <text:p text:style-name="P7">H - Move o cursor para a primeira linha da tela</text:p>
          <text:p text:style-name="P7">M - Move o cursor para o meio da tela</text:p>
        </text:list-header>
      </text:list>
      <text:p text:style-name="P1"><text:line-break/><text:span text:style-name="T1">Comandos de busca:</text:span></text:p>
      <text:list xml:id="list5205520878009889765" text:style-name="L4">
        <text:list-header>
          <text:p text:style-name="P8">/palavra - Busca pela palavra ou caractere em todo o texto</text:p>
          <text:p text:style-name="P8">?palavra - Move o cursor para a ocorrência anterior da palavra</text:p>
          <text:p text:style-name="P8">n - Repete o último comando / ou ?</text:p>
          <text:p text:style-name="P8">N - Repete o último comando / ou ? , na direção reversa</text:p>
          <text:p text:style-name="P8"><text:soft-page-break/>Ctrl+g - Mostra o nome do arquivo, o número da linha corrente e o total de linhas</text:p>
        </text:list-header>
      </text:list>
      <text:p text:style-name="P1"><text:line-break/><text:span text:style-name="T1">Comandos de substituição e deleção:</text:span></text:p>
      <text:list xml:id="list7358803623281431686" text:style-name="L5">
        <text:list-header>
          <text:p text:style-name="P9">x - Deleta o caractere que esta sob o cursor</text:p>
          <text:p text:style-name="P9">dw - Deleta a palavra, da posição atual do cursor ate o final</text:p>
          <text:p text:style-name="P9">dd - Deleta a linha atual</text:p>
          <text:p text:style-name="P9">D - Deleta a linha a partir da posição atual do cursor ate o final</text:p>
          <text:p text:style-name="P9"/>
        </text:list-header>
      </text:list>
      <text:p text:style-name="P4"><text:span text:style-name="T2">Entrar e Sair</text:span><text:line-break/><text:line-break/><text:span text:style-name="T3">    </text:span><text:span text:style-name="T2">* vi arquivo.txt &lt;ENTER&gt;</text:span><text:line-break/><text:span text:style-name="T3">    </text:span><text:span text:style-name="T2">* :q &lt;ENTER&gt; </text:span><text:line-break/><text:line-break/><text:span text:style-name="T2">Entrar, Inserir Texto, Salvar e Sair</text:span><text:line-break/><text:line-break/><text:span text:style-name="T3">    </text:span><text:span text:style-name="T2">* vi arquivo.txt &lt;ENTER&gt;</text:span><text:line-break/><text:span text:style-name="T3">    </text:span><text:span text:style-name="T2">* i</text:span><text:line-break/><text:span text:style-name="T3">    </text:span><text:span text:style-name="T2">* Minha primeira frase no VI.</text:span><text:line-break/><text:span text:style-name="T3">    </text:span><text:span text:style-name="T2">* &lt;ESC&gt;</text:span><text:line-break/><text:span text:style-name="T3">    </text:span><text:span text:style-name="T2">* :wq &lt;ENTER&gt; </text:span><text:line-break/><text:line-break/><text:span text:style-name="T2">Entrar, Alterar Texto e Sair sem Salvar</text:span><text:line-break/><text:line-break/><text:span text:style-name="T3">    </text:span><text:span text:style-name="T2">* vi arquivo.txt &lt;ENTER&gt;</text:span><text:line-break/><text:span text:style-name="T3">    </text:span><text:span text:style-name="T2">* d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" svg:font-family="Courier"/>
    <style:font-face style:name="Helvetica Neue" svg:font-family="'Helvetica Neue', Helvetica, Arial, sans-serif"/>
    <style:font-face style:name="Lohit Devanagari1" svg:font-family="'Lohit Devanagari'"/>
    <style:font-face style:name="Ubuntu" svg:font-family="Ubuntu, 'dejavu sans mono', monaco, 'lucida console', 'courier new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WenQuanYi Micro Hei" style:font-family-asian="'WenQuanYi Micro Hei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8T22:22:29.738855259</meta:creation-date>
    <dc:date>2017-08-15T18:24:34.848627209</dc:date>
    <meta:editing-duration>PT29M35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33" meta:word-count="355" meta:character-count="1742" meta:non-whitespace-character-count="1394"/>
  </office:meta>
</office:document-meta>
</file>